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96in" style:rel-column-width="14095*"/>
    </style:style>
    <style:style style:name="Table3.B" style:family="table-column">
      <style:table-column-properties style:column-width="5.2535in" style:rel-column-width="5144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4396in" style:rel-column-width="14095*"/>
    </style:style>
    <style:style style:name="Table5.B" style:family="table-column">
      <style:table-column-properties style:column-width="5.2535in" style:rel-column-width="5144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4389in" style:rel-column-width="14088*"/>
    </style:style>
    <style:style style:name="Table6.B" style:family="table-column">
      <style:table-column-properties style:column-width="5.2542in" style:rel-column-width="51447*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4396in" style:rel-column-width="14095*"/>
    </style:style>
    <style:style style:name="Table7.B" style:family="table-column">
      <style:table-column-properties style:column-width="5.2535in" style:rel-column-width="5144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4389in" style:rel-column-width="14088*"/>
    </style:style>
    <style:style style:name="Table8.B" style:family="table-column">
      <style:table-column-properties style:column-width="5.2542in" style:rel-column-width="51447*"/>
    </style:style>
    <style:style style:name="Table8.1" style:family="table-row">
      <style:table-row-properties style:min-row-height="0.312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4396in" style:rel-column-width="14095*"/>
    </style:style>
    <style:style style:name="Table9.B" style:family="table-column">
      <style:table-column-properties style:column-width="5.2535in" style:rel-column-width="5144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89in" style:rel-column-width="14088*"/>
    </style:style>
    <style:style style:name="Table1.B" style:family="table-column">
      <style:table-column-properties style:column-width="5.2542in" style:rel-column-width="51447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96in" style:rel-column-width="14095*"/>
    </style:style>
    <style:style style:name="Table2.B" style:family="table-column">
      <style:table-column-properties style:column-width="5.2535in" style:rel-column-width="5144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4389in" style:rel-column-width="14088*"/>
    </style:style>
    <style:style style:name="Table10.B" style:family="table-column">
      <style:table-column-properties style:column-width="5.2542in" style:rel-column-width="51447*"/>
    </style:style>
    <style:style style:name="Table10.1" style:family="table-row">
      <style:table-row-properties style:min-row-height="0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4396in" style:rel-column-width="14095*"/>
    </style:style>
    <style:style style:name="Table11.B" style:family="table-column">
      <style:table-column-properties style:column-width="5.2535in" style:rel-column-width="5144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4389in" style:rel-column-width="14088*"/>
    </style:style>
    <style:style style:name="Table12.B" style:family="table-column">
      <style:table-column-properties style:column-width="5.2542in" style:rel-column-width="51447*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4396in" style:rel-column-width="14095*"/>
    </style:style>
    <style:style style:name="Table13.B" style:family="table-column">
      <style:table-column-properties style:column-width="5.2535in" style:rel-column-width="5144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89in" style:rel-column-width="14088*"/>
    </style:style>
    <style:style style:name="Table14.B" style:family="table-column">
      <style:table-column-properties style:column-width="5.2542in" style:rel-column-width="51447*"/>
    </style:style>
    <style:style style:name="Table14.1" style:family="table-row">
      <style:table-row-properties style:min-row-height="0.31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4396in" style:rel-column-width="14095*"/>
    </style:style>
    <style:style style:name="Table15.B" style:family="table-column">
      <style:table-column-properties style:column-width="5.2535in" style:rel-column-width="5144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4389in" style:rel-column-width="14088*"/>
    </style:style>
    <style:style style:name="Table16.B" style:family="table-column">
      <style:table-column-properties style:column-width="5.2542in" style:rel-column-width="51447*"/>
    </style:style>
    <style:style style:name="Table16.1" style:family="table-row">
      <style:table-row-properties style:min-row-height="0.31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4396in" style:rel-column-width="14095*"/>
    </style:style>
    <style:style style:name="Table17.B" style:family="table-column">
      <style:table-column-properties style:column-width="5.2535in" style:rel-column-width="51440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4389in" style:rel-column-width="14088*"/>
    </style:style>
    <style:style style:name="Table18.B" style:family="table-column">
      <style:table-column-properties style:column-width="5.2542in" style:rel-column-width="51447*"/>
    </style:style>
    <style:style style:name="Table18.1" style:family="table-row">
      <style:table-row-properties style:min-row-height="0.31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4396in" style:rel-column-width="14095*"/>
    </style:style>
    <style:style style:name="Table19.B" style:family="table-column">
      <style:table-column-properties style:column-width="5.2535in" style:rel-column-width="51440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4389in" style:rel-column-width="14088*"/>
    </style:style>
    <style:style style:name="Table20.B" style:family="table-column">
      <style:table-column-properties style:column-width="5.2542in" style:rel-column-width="51447*"/>
    </style:style>
    <style:style style:name="Table20.1" style:family="table-row">
      <style:table-row-properties style:min-row-height="0.31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4396in" style:rel-column-width="14095*"/>
    </style:style>
    <style:style style:name="Table21.B" style:family="table-column">
      <style:table-column-properties style:column-width="5.2535in" style:rel-column-width="51440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4389in" style:rel-column-width="14088*"/>
    </style:style>
    <style:style style:name="Table22.B" style:family="table-column">
      <style:table-column-properties style:column-width="5.2542in" style:rel-column-width="51447*"/>
    </style:style>
    <style:style style:name="Table22.1" style:family="table-row">
      <style:table-row-properties style:min-row-height="0.31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4396in" style:rel-column-width="14095*"/>
    </style:style>
    <style:style style:name="Table23.B" style:family="table-column">
      <style:table-column-properties style:column-width="5.2535in" style:rel-column-width="51440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rsid="002fd8a4" officeooo:paragraph-rsid="001da4d8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2fd8a4" officeooo:paragraph-rsid="00219a2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2fd8a4" officeooo:paragraph-rsid="002a865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2fd8a4" officeooo:paragraph-rsid="0038f3f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fd8a4" officeooo:paragraph-rsid="00431fae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fd8a4" officeooo:paragraph-rsid="0045a8f2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fd8a4" officeooo:paragraph-rsid="005493cb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2fd8a4" officeooo:paragraph-rsid="0069d7b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fd8a4" officeooo:paragraph-rsid="006a4d37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32725c" officeooo:paragraph-rsid="000465e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32725c" officeooo:paragraph-rsid="001c2f56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32725c" officeooo:paragraph-rsid="001da4d8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2725c" officeooo:paragraph-rsid="00219a21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32725c" officeooo:paragraph-rsid="002a8659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32725c" officeooo:paragraph-rsid="0038f3f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32725c" officeooo:paragraph-rsid="00431fae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32725c" officeooo:paragraph-rsid="0045a8f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32725c" officeooo:paragraph-rsid="005493cb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32725c" officeooo:paragraph-rsid="0069d7b3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32725c" officeooo:paragraph-rsid="006a4d37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0465eb" officeooo:paragraph-rsid="000465e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465eb" officeooo:paragraph-rsid="000465eb"/>
    </style:style>
    <style:style style:name="P23" style:family="paragraph" style:parent-style-name="Table_20_Contents">
      <style:paragraph-properties fo:text-align="start" style:justify-single-word="false"/>
      <style:text-properties officeooo:rsid="000644b3" officeooo:paragraph-rsid="000644b3"/>
    </style:style>
    <style:style style:name="P24" style:family="paragraph" style:parent-style-name="Table_20_Contents">
      <style:paragraph-properties fo:text-align="start" style:justify-single-word="false"/>
      <style:text-properties officeooo:rsid="00087bb5" officeooo:paragraph-rsid="00087bb5"/>
    </style:style>
    <style:style style:name="P25" style:family="paragraph" style:parent-style-name="Table_20_Contents">
      <style:paragraph-properties fo:text-align="start" style:justify-single-word="false"/>
      <style:text-properties fo:color="#ce181e" officeooo:rsid="00087bb5" officeooo:paragraph-rsid="00087bb5"/>
    </style:style>
    <style:style style:name="P26" style:family="paragraph" style:parent-style-name="Table_20_Contents">
      <style:paragraph-properties fo:text-align="start" style:justify-single-word="false"/>
      <style:text-properties fo:color="#ce181e" officeooo:rsid="000644b3" officeooo:paragraph-rsid="000644b3"/>
    </style:style>
    <style:style style:name="P27" style:family="paragraph" style:parent-style-name="Table_20_Contents">
      <style:paragraph-properties fo:text-align="start" style:justify-single-word="false"/>
      <style:text-properties fo:color="#00a65d" officeooo:rsid="000644b3" officeooo:paragraph-rsid="000644b3"/>
    </style:style>
    <style:style style:name="P28" style:family="paragraph" style:parent-style-name="Table_20_Contents">
      <style:paragraph-properties fo:text-align="start" style:justify-single-word="false"/>
      <style:text-properties fo:color="#00a65d" officeooo:rsid="000644b3" officeooo:paragraph-rsid="000a805a"/>
    </style:style>
    <style:style style:name="P29" style:family="paragraph" style:parent-style-name="Table_20_Contents">
      <style:paragraph-properties fo:text-align="start" style:justify-single-word="false"/>
      <style:text-properties fo:color="#e3d200" officeooo:rsid="000644b3" officeooo:paragraph-rsid="000644b3"/>
    </style:style>
    <style:style style:name="P30" style:family="paragraph" style:parent-style-name="Table_20_Contents">
      <style:paragraph-properties fo:text-align="start" style:justify-single-word="false"/>
      <style:text-properties fo:color="#e3d200" officeooo:rsid="000644b3" officeooo:paragraph-rsid="000b89e1"/>
    </style:style>
    <style:style style:name="P31" style:family="paragraph" style:parent-style-name="Table_20_Contents">
      <style:paragraph-properties fo:text-align="start" style:justify-single-word="false"/>
      <style:text-properties fo:color="#d4711a" officeooo:rsid="000644b3" officeooo:paragraph-rsid="000644b3"/>
    </style:style>
    <style:style style:name="P32" style:family="paragraph" style:parent-style-name="Table_20_Contents">
      <style:paragraph-properties fo:text-align="start" style:justify-single-word="false"/>
      <style:text-properties fo:color="#d4711a" officeooo:rsid="000644b3" officeooo:paragraph-rsid="00167bfd"/>
    </style:style>
    <style:style style:name="P33" style:family="paragraph" style:parent-style-name="Table_20_Contents">
      <style:paragraph-properties fo:text-align="start" style:justify-single-word="false"/>
      <style:text-properties fo:color="#21409a" officeooo:rsid="000644b3" officeooo:paragraph-rsid="000644b3"/>
    </style:style>
    <style:style style:name="P34" style:family="paragraph" style:parent-style-name="Table_20_Contents">
      <style:paragraph-properties fo:text-align="start" style:justify-single-word="false"/>
      <style:text-properties fo:color="#21409a" officeooo:rsid="000644b3" officeooo:paragraph-rsid="0009815e"/>
    </style:style>
    <style:style style:name="P35" style:family="paragraph" style:parent-style-name="Table_20_Contents">
      <style:paragraph-properties fo:text-align="start" style:justify-single-word="false"/>
      <style:text-properties officeooo:rsid="0009815e" officeooo:paragraph-rsid="000644b3"/>
    </style:style>
    <style:style style:name="P36" style:family="paragraph" style:parent-style-name="Table_20_Contents">
      <style:paragraph-properties fo:text-align="start" style:justify-single-word="false"/>
      <style:text-properties officeooo:rsid="0009815e" officeooo:paragraph-rsid="0009815e"/>
    </style:style>
    <style:style style:name="P37" style:family="paragraph" style:parent-style-name="Table_20_Contents">
      <style:paragraph-properties fo:text-align="start" style:justify-single-word="false"/>
      <style:text-properties officeooo:rsid="000a805a" officeooo:paragraph-rsid="000a805a"/>
    </style:style>
    <style:style style:name="P38" style:family="paragraph" style:parent-style-name="Table_20_Contents">
      <style:paragraph-properties fo:text-align="start" style:justify-single-word="false"/>
      <style:text-properties officeooo:rsid="000b89e1" officeooo:paragraph-rsid="000b89e1"/>
    </style:style>
    <style:style style:name="P39" style:family="paragraph" style:parent-style-name="Table_20_Contents">
      <style:paragraph-properties fo:text-align="start" style:justify-single-word="false"/>
      <style:text-properties officeooo:rsid="000d639d" officeooo:paragraph-rsid="000d639d"/>
    </style:style>
    <style:style style:name="P40" style:family="paragraph" style:parent-style-name="Table_20_Contents">
      <style:paragraph-properties fo:text-align="start" style:justify-single-word="false"/>
      <style:text-properties officeooo:rsid="000fc937" officeooo:paragraph-rsid="000fc937"/>
    </style:style>
    <style:style style:name="P41" style:family="paragraph" style:parent-style-name="Table_20_Contents">
      <style:paragraph-properties fo:text-align="start" style:justify-single-word="false"/>
      <style:text-properties fo:color="#000000" officeooo:rsid="000644b3" officeooo:paragraph-rsid="00133d6c"/>
    </style:style>
    <style:style style:name="P42" style:family="paragraph" style:parent-style-name="Table_20_Contents">
      <style:paragraph-properties fo:text-align="start" style:justify-single-word="false"/>
      <style:text-properties officeooo:rsid="0014df8b" officeooo:paragraph-rsid="0014df8b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03f45f" officeooo:paragraph-rsid="0003f45f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03f45f" officeooo:paragraph-rsid="0003f45f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d8533" officeooo:paragraph-rsid="001da4d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1d8533" officeooo:paragraph-rsid="00219a2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d8533" officeooo:paragraph-rsid="002a865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d8533" officeooo:paragraph-rsid="0038f3fe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d8533" officeooo:paragraph-rsid="00431fa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d8533" officeooo:paragraph-rsid="0045a8f2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d8533" officeooo:paragraph-rsid="005493c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d8533" officeooo:paragraph-rsid="0069d7b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1d8533" officeooo:paragraph-rsid="006a4d37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2520ce" officeooo:paragraph-rsid="000465e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2520ce" officeooo:paragraph-rsid="001c2f56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520ce" officeooo:paragraph-rsid="000465e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520ce" officeooo:paragraph-rsid="001c2f56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1f68d3" officeooo:paragraph-rsid="001da4d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1f68d3" officeooo:paragraph-rsid="00219a2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1f68d3" officeooo:paragraph-rsid="002a8659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1f68d3" officeooo:paragraph-rsid="0038f3fe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1f68d3" officeooo:paragraph-rsid="00431fae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1f68d3" officeooo:paragraph-rsid="0045a8f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f68d3" officeooo:paragraph-rsid="005493cb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f68d3" officeooo:paragraph-rsid="0069d7b3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1f68d3" officeooo:paragraph-rsid="006a4d37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16909" officeooo:paragraph-rsid="000465eb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216909" officeooo:paragraph-rsid="001da4d8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216909" officeooo:paragraph-rsid="00219a2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216909" officeooo:paragraph-rsid="002a8659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16909" officeooo:paragraph-rsid="0038f3fe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216909" officeooo:paragraph-rsid="00431fae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216909" officeooo:paragraph-rsid="0045a8f2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216909" officeooo:paragraph-rsid="005493cb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216909" officeooo:paragraph-rsid="005ed0b8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216909" officeooo:paragraph-rsid="0069d7b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216909" officeooo:paragraph-rsid="006a4d37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246e1c" officeooo:paragraph-rsid="000465eb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246e1c" officeooo:paragraph-rsid="001c2f56" style:font-weight-asian="normal" style:font-weight-complex="normal"/>
    </style:style>
    <style:style style:name="P80" style:family="paragraph" style:parent-style-name="Standard">
      <style:text-properties officeooo:paragraph-rsid="001c2f56"/>
    </style:style>
    <style:style style:name="P81" style:family="paragraph" style:parent-style-name="Standard">
      <style:text-properties officeooo:paragraph-rsid="002a8659"/>
    </style:style>
    <style:style style:name="P82" style:family="paragraph" style:parent-style-name="Table_20_Contents">
      <style:paragraph-properties fo:text-align="start" style:justify-single-word="false"/>
      <style:text-properties officeooo:rsid="0011867a" officeooo:paragraph-rsid="000d639d"/>
    </style:style>
    <style:style style:name="T1" style:family="text">
      <style:text-properties officeooo:rsid="003db245"/>
    </style:style>
    <style:style style:name="T2" style:family="text">
      <style:text-properties officeooo:rsid="00246e1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a4d8" style:font-style-asian="italic" style:font-style-complex="italic"/>
    </style:style>
    <style:style style:name="T5" style:family="text">
      <style:text-properties fo:font-style="italic" officeooo:rsid="002089b2" style:font-style-asian="italic" style:font-style-complex="italic"/>
    </style:style>
    <style:style style:name="T6" style:family="text">
      <style:text-properties fo:font-style="italic" officeooo:rsid="00231496" style:font-style-asian="italic" style:font-style-complex="italic"/>
    </style:style>
    <style:style style:name="T7" style:family="text">
      <style:text-properties fo:font-style="italic" officeooo:rsid="0025d14b" style:font-style-asian="italic" style:font-style-complex="italic"/>
    </style:style>
    <style:style style:name="T8" style:family="text">
      <style:text-properties fo:font-style="italic" officeooo:rsid="002a8659" style:font-style-asian="italic" style:font-style-complex="italic"/>
    </style:style>
    <style:style style:name="T9" style:family="text">
      <style:text-properties fo:font-style="italic" officeooo:rsid="002cb133" style:font-style-asian="italic" style:font-style-complex="italic"/>
    </style:style>
    <style:style style:name="T10" style:family="text">
      <style:text-properties fo:font-style="italic" officeooo:rsid="002f68f0" style:font-style-asian="italic" style:font-style-complex="italic"/>
    </style:style>
    <style:style style:name="T11" style:family="text">
      <style:text-properties fo:font-style="italic" officeooo:rsid="0040e6ce" style:font-style-asian="italic" style:font-style-complex="italic"/>
    </style:style>
    <style:style style:name="T12" style:family="text">
      <style:text-properties fo:font-style="italic" officeooo:rsid="003b81a3" style:font-style-asian="italic" style:font-style-complex="italic"/>
    </style:style>
    <style:style style:name="T13" style:family="text">
      <style:text-properties fo:font-style="italic" officeooo:rsid="004101d7" style:font-style-asian="italic" style:font-style-complex="italic"/>
    </style:style>
    <style:style style:name="T14" style:family="text">
      <style:text-properties fo:font-style="italic" officeooo:rsid="00431fae" style:font-style-asian="italic" style:font-style-complex="italic"/>
    </style:style>
    <style:style style:name="T15" style:family="text">
      <style:text-properties fo:font-style="italic" officeooo:rsid="0047e7ef" style:font-style-asian="italic" style:font-style-complex="italic"/>
    </style:style>
    <style:style style:name="T16" style:family="text">
      <style:text-properties fo:font-style="italic" officeooo:rsid="004b1fb8" style:font-style-asian="italic" style:font-style-complex="italic"/>
    </style:style>
    <style:style style:name="T17" style:family="text">
      <style:text-properties fo:font-style="italic" officeooo:rsid="0050361a" style:font-style-asian="italic" style:font-style-complex="italic"/>
    </style:style>
    <style:style style:name="T18" style:family="text">
      <style:text-properties fo:font-style="italic" officeooo:rsid="0056bcaf" style:font-style-asian="italic" style:font-style-complex="italic"/>
    </style:style>
    <style:style style:name="T19" style:family="text">
      <style:text-properties fo:font-style="italic" officeooo:rsid="005852d0" style:font-style-asian="italic" style:font-style-complex="italic"/>
    </style:style>
    <style:style style:name="T20" style:family="text">
      <style:text-properties fo:font-style="italic" officeooo:rsid="0059fc49" style:font-style-asian="italic" style:font-style-complex="italic"/>
    </style:style>
    <style:style style:name="T21" style:family="text">
      <style:text-properties fo:font-style="italic" officeooo:rsid="005b9512" style:font-style-asian="italic" style:font-style-complex="italic"/>
    </style:style>
    <style:style style:name="T22" style:family="text">
      <style:text-properties fo:font-style="italic" officeooo:rsid="005f5e16" style:font-style-asian="italic" style:font-style-complex="italic"/>
    </style:style>
    <style:style style:name="T23" style:family="text">
      <style:text-properties fo:font-style="italic" officeooo:rsid="00604c27" style:font-style-asian="italic" style:font-style-complex="italic"/>
    </style:style>
    <style:style style:name="T24" style:family="text">
      <style:text-properties fo:font-style="italic" officeooo:rsid="006d4408" style:font-style-asian="italic" style:font-style-complex="italic"/>
    </style:style>
    <style:style style:name="T25" style:family="text">
      <style:text-properties fo:font-style="italic" officeooo:rsid="006ed1c3" style:font-style-asian="italic" style:font-style-complex="italic"/>
    </style:style>
    <style:style style:name="T26" style:family="text">
      <style:text-properties fo:font-style="italic" officeooo:rsid="006f1815" style:font-style-asian="italic" style:font-style-complex="italic"/>
    </style:style>
    <style:style style:name="T27" style:family="text">
      <style:text-properties fo:font-style="italic" officeooo:rsid="0073021c" style:font-style-asian="italic" style:font-style-complex="italic"/>
    </style:style>
    <style:style style:name="T28" style:family="text">
      <style:text-properties fo:font-style="italic" officeooo:rsid="0077c696" style:font-style-asian="italic" style:font-style-complex="italic"/>
    </style:style>
    <style:style style:name="T29" style:family="text">
      <style:text-properties fo:font-style="italic" officeooo:rsid="007a9a4d" style:font-style-asian="italic" style:font-style-complex="italic"/>
    </style:style>
    <style:style style:name="T30" style:family="text">
      <style:text-properties officeooo:rsid="000644b3"/>
    </style:style>
    <style:style style:name="T31" style:family="text">
      <style:text-properties officeooo:rsid="00076a52"/>
    </style:style>
    <style:style style:name="T32" style:family="text">
      <style:text-properties officeooo:rsid="000f6335"/>
    </style:style>
    <style:style style:name="T33" style:family="text">
      <style:text-properties officeooo:rsid="0016d9ae"/>
    </style:style>
    <style:style style:name="T34" style:family="text">
      <style:text-properties officeooo:rsid="0017b583"/>
    </style:style>
    <style:style style:name="T35" style:family="text">
      <style:text-properties officeooo:rsid="001901bb"/>
    </style:style>
    <style:style style:name="T36" style:family="text">
      <style:text-properties officeooo:rsid="001c2f56"/>
    </style:style>
    <style:style style:name="T37" style:family="text">
      <style:text-properties officeooo:rsid="001da4d8"/>
    </style:style>
    <style:style style:name="T38" style:family="text">
      <style:text-properties officeooo:rsid="001e8ee2"/>
    </style:style>
    <style:style style:name="T39" style:family="text">
      <style:text-properties officeooo:rsid="002067c3"/>
    </style:style>
    <style:style style:name="T40" style:family="text">
      <style:text-properties officeooo:rsid="002089b2"/>
    </style:style>
    <style:style style:name="T41" style:family="text">
      <style:text-properties officeooo:rsid="00219a21"/>
    </style:style>
    <style:style style:name="T42" style:family="text">
      <style:text-properties officeooo:rsid="0021e2d0"/>
    </style:style>
    <style:style style:name="T43" style:family="text">
      <style:text-properties officeooo:rsid="0024ab57"/>
    </style:style>
    <style:style style:name="T44" style:family="text">
      <style:text-properties officeooo:rsid="00252416"/>
    </style:style>
    <style:style style:name="T45" style:family="text">
      <style:text-properties officeooo:rsid="0025d14b"/>
    </style:style>
    <style:style style:name="T46" style:family="text">
      <style:text-properties officeooo:rsid="002736e6"/>
    </style:style>
    <style:style style:name="T47" style:family="text">
      <style:text-properties officeooo:rsid="0027ec22"/>
    </style:style>
    <style:style style:name="T48" style:family="text">
      <style:text-properties fo:color="#ef413d"/>
    </style:style>
    <style:style style:name="T49" style:family="text">
      <style:text-properties fo:color="#ef413d" officeooo:rsid="001c2f56"/>
    </style:style>
    <style:style style:name="T50" style:family="text">
      <style:text-properties fo:color="#21409a" officeooo:rsid="00219a21"/>
    </style:style>
    <style:style style:name="T51" style:family="text">
      <style:text-properties fo:color="#21409a" officeooo:rsid="002a8659"/>
    </style:style>
    <style:style style:name="T52" style:family="text">
      <style:text-properties officeooo:rsid="002a8659"/>
    </style:style>
    <style:style style:name="T53" style:family="text">
      <style:text-properties officeooo:rsid="002ac8a3"/>
    </style:style>
    <style:style style:name="T54" style:family="text">
      <style:text-properties officeooo:rsid="002cb133"/>
    </style:style>
    <style:style style:name="T55" style:family="text">
      <style:text-properties officeooo:rsid="002def5f"/>
    </style:style>
    <style:style style:name="T56" style:family="text">
      <style:text-properties officeooo:rsid="002f68f0"/>
    </style:style>
    <style:style style:name="T57" style:family="text">
      <style:text-properties officeooo:rsid="00319131"/>
    </style:style>
    <style:style style:name="T58" style:family="text">
      <style:text-properties officeooo:rsid="0032e2ec"/>
    </style:style>
    <style:style style:name="T59" style:family="text">
      <style:text-properties officeooo:rsid="00347d83"/>
    </style:style>
    <style:style style:name="T60" style:family="text">
      <style:text-properties officeooo:rsid="0036f127"/>
    </style:style>
    <style:style style:name="T61" style:family="text">
      <style:text-properties officeooo:rsid="00372c10"/>
    </style:style>
    <style:style style:name="T62" style:family="text">
      <style:text-properties officeooo:rsid="00377954"/>
    </style:style>
    <style:style style:name="T63" style:family="text">
      <style:text-properties fo:color="#00a65d"/>
    </style:style>
    <style:style style:name="T64" style:family="text">
      <style:text-properties fo:color="#00a65d" officeooo:rsid="00392be3"/>
    </style:style>
    <style:style style:name="T65" style:family="text">
      <style:text-properties officeooo:rsid="00392be3"/>
    </style:style>
    <style:style style:name="T66" style:family="text">
      <style:text-properties officeooo:rsid="003ab699"/>
    </style:style>
    <style:style style:name="T67" style:family="text">
      <style:text-properties officeooo:rsid="003b81a3"/>
    </style:style>
    <style:style style:name="T68" style:family="text">
      <style:text-properties officeooo:rsid="003eeb66"/>
    </style:style>
    <style:style style:name="T69" style:family="text">
      <style:text-properties officeooo:rsid="004101d7"/>
    </style:style>
    <style:style style:name="T70" style:family="text">
      <style:text-properties officeooo:rsid="00431fae"/>
    </style:style>
    <style:style style:name="T71" style:family="text">
      <style:text-properties fo:color="#ccbe00" officeooo:rsid="00431fae"/>
    </style:style>
    <style:style style:name="T72" style:family="text">
      <style:text-properties fo:color="#ccbe00" officeooo:rsid="0045a8f2"/>
    </style:style>
    <style:style style:name="T73" style:family="text">
      <style:text-properties officeooo:rsid="0045a8f2"/>
    </style:style>
    <style:style style:name="T74" style:family="text">
      <style:text-properties officeooo:rsid="00474219"/>
    </style:style>
    <style:style style:name="T75" style:family="text">
      <style:text-properties officeooo:rsid="004cfb75"/>
    </style:style>
    <style:style style:name="T76" style:family="text">
      <style:text-properties officeooo:rsid="004e7d32"/>
    </style:style>
    <style:style style:name="T77" style:family="text">
      <style:text-properties officeooo:rsid="004ecd2d"/>
    </style:style>
    <style:style style:name="T78" style:family="text">
      <style:text-properties officeooo:rsid="0051c1a6"/>
    </style:style>
    <style:style style:name="T79" style:family="text">
      <style:text-properties officeooo:rsid="00534602"/>
    </style:style>
    <style:style style:name="T80" style:family="text">
      <style:text-properties officeooo:rsid="005493cb"/>
    </style:style>
    <style:style style:name="T81" style:family="text">
      <style:text-properties officeooo:rsid="0054b102"/>
    </style:style>
    <style:style style:name="T82" style:family="text">
      <style:text-properties officeooo:rsid="0054cc5c"/>
    </style:style>
    <style:style style:name="T83" style:family="text">
      <style:text-properties officeooo:rsid="005852d0"/>
    </style:style>
    <style:style style:name="T84" style:family="text">
      <style:text-properties officeooo:rsid="005c4d1f"/>
    </style:style>
    <style:style style:name="T85" style:family="text">
      <style:text-properties officeooo:rsid="005dbc4d"/>
    </style:style>
    <style:style style:name="T86" style:family="text">
      <style:text-properties officeooo:rsid="005eaee5"/>
    </style:style>
    <style:style style:name="T87" style:family="text">
      <style:text-properties officeooo:rsid="00604c27"/>
    </style:style>
    <style:style style:name="T88" style:family="text">
      <style:text-properties officeooo:rsid="0060a703"/>
    </style:style>
    <style:style style:name="T89" style:family="text">
      <style:text-properties officeooo:rsid="0063baa2"/>
    </style:style>
    <style:style style:name="T90" style:family="text">
      <style:text-properties officeooo:rsid="0065d490"/>
    </style:style>
    <style:style style:name="T91" style:family="text">
      <style:text-properties officeooo:rsid="0069d7b3"/>
    </style:style>
    <style:style style:name="T92" style:family="text">
      <style:text-properties officeooo:rsid="006a0c15"/>
    </style:style>
    <style:style style:name="T93" style:family="text">
      <style:text-properties officeooo:rsid="006a4d37"/>
    </style:style>
    <style:style style:name="T94" style:family="text">
      <style:text-properties fo:color="#faa61a" officeooo:rsid="0069d7b3"/>
    </style:style>
    <style:style style:name="T95" style:family="text">
      <style:text-properties fo:color="#f58220" officeooo:rsid="006a4d37"/>
    </style:style>
    <style:style style:name="T96" style:family="text">
      <style:text-properties fo:color="#f58220" officeooo:rsid="0069d7b3"/>
    </style:style>
    <style:style style:name="T97" style:family="text">
      <style:text-properties officeooo:rsid="006d4408"/>
    </style:style>
    <style:style style:name="T98" style:family="text">
      <style:text-properties officeooo:rsid="006ed1c3"/>
    </style:style>
    <style:style style:name="T99" style:family="text">
      <style:text-properties officeooo:rsid="006f1815"/>
    </style:style>
    <style:style style:name="T100" style:family="text">
      <style:text-properties officeooo:rsid="006f2967"/>
    </style:style>
    <style:style style:name="T101" style:family="text">
      <style:text-properties officeooo:rsid="007133ef"/>
    </style:style>
    <style:style style:name="T102" style:family="text">
      <style:text-properties officeooo:rsid="0073021c"/>
    </style:style>
    <style:style style:name="T103" style:family="text">
      <style:text-properties officeooo:rsid="007414da"/>
    </style:style>
    <style:style style:name="T104" style:family="text">
      <style:text-properties officeooo:rsid="00756b59"/>
    </style:style>
    <style:style style:name="T105" style:family="text">
      <style:text-properties officeooo:rsid="00762159"/>
    </style:style>
    <style:style style:name="T106" style:family="text">
      <style:text-properties officeooo:rsid="0079a0a6"/>
    </style:style>
    <style:style style:name="T107" style:family="text">
      <style:text-properties officeooo:rsid="0079adf1"/>
    </style:style>
    <style:style style:name="T108" style:family="text">
      <style:text-properties officeooo:rsid="007ab670"/>
    </style:style>
    <style:style style:name="T109" style:family="text">
      <style:text-properties officeooo:rsid="007dda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Lijst van Pokémon</text:p>
      <text:p text:style-name="P43"/>
      <text:p text:style-name="P43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>HP</text:p>
          </table:table-cell>
          <table:table-cell table:style-name="Table4.A1" office:value-type="string">
            <text:p text:style-name="P21">Attack</text:p>
          </table:table-cell>
          <table:table-cell table:style-name="Table4.A1" office:value-type="string">
            <text:p text:style-name="P21">Defen<text:span text:style-name="T30">s</text:span>e</text:p>
          </table:table-cell>
          <table:table-cell table:style-name="Table4.A1" office:value-type="string">
            <text:p text:style-name="P21">Speed</text:p>
          </table:table-cell>
          <table:table-cell table:style-name="Table4.F1" office:value-type="string">
            <text:p text:style-name="P21">Element</text:p>
          </table:table-cell>
        </table:table-row>
        <table:table-row>
          <table:table-cell table:style-name="Table4.A2" office:value-type="string">
            <text:p text:style-name="P22">Charmander</text:p>
          </table:table-cell>
          <table:table-cell table:style-name="Table4.A2" office:value-type="string">
            <text:p text:style-name="P23">39</text:p>
          </table:table-cell>
          <table:table-cell table:style-name="Table4.A2" office:value-type="string">
            <text:p text:style-name="P23">52</text:p>
          </table:table-cell>
          <table:table-cell table:style-name="Table4.A2" office:value-type="string">
            <text:p text:style-name="P23">43</text:p>
          </table:table-cell>
          <table:table-cell table:style-name="Table4.A2" office:value-type="string">
            <text:p text:style-name="P23">6<text:span text:style-name="T35">6</text:span></text:p>
          </table:table-cell>
          <table:table-cell table:style-name="Table4.F2" office:value-type="string">
            <text:p text:style-name="P26">Fire</text:p>
          </table:table-cell>
        </table:table-row>
        <table:table-row>
          <table:table-cell table:style-name="Table4.A2" office:value-type="string">
            <text:p text:style-name="P24">Vulpix</text:p>
          </table:table-cell>
          <table:table-cell table:style-name="Table4.A2" office:value-type="string">
            <text:p text:style-name="P24">43</text:p>
          </table:table-cell>
          <table:table-cell table:style-name="Table4.A2" office:value-type="string">
            <text:p text:style-name="P24">48</text:p>
          </table:table-cell>
          <table:table-cell table:style-name="Table4.A2" office:value-type="string">
            <text:p text:style-name="P24">38</text:p>
          </table:table-cell>
          <table:table-cell table:style-name="Table4.A2" office:value-type="string">
            <text:p text:style-name="P24">65</text:p>
          </table:table-cell>
          <table:table-cell table:style-name="Table4.F2" office:value-type="string">
            <text:p text:style-name="P25">Fire</text:p>
          </table:table-cell>
        </table:table-row>
        <table:table-row>
          <table:table-cell table:style-name="Table4.A2" office:value-type="string">
            <text:p text:style-name="P23">Squirtle</text:p>
          </table:table-cell>
          <table:table-cell table:style-name="Table4.A2" office:value-type="string">
            <text:p text:style-name="P35">44</text:p>
          </table:table-cell>
          <table:table-cell table:style-name="Table4.A2" office:value-type="string">
            <text:p text:style-name="P23">48</text:p>
          </table:table-cell>
          <table:table-cell table:style-name="Table4.A2" office:value-type="string">
            <text:p text:style-name="P23">65</text:p>
          </table:table-cell>
          <table:table-cell table:style-name="Table4.A2" office:value-type="string">
            <text:p text:style-name="P23">43</text:p>
          </table:table-cell>
          <table:table-cell table:style-name="Table4.F2" office:value-type="string">
            <text:p text:style-name="P33">Water</text:p>
          </table:table-cell>
        </table:table-row>
        <table:table-row>
          <table:table-cell table:style-name="Table4.A2" office:value-type="string">
            <text:p text:style-name="P36">Staryu</text:p>
          </table:table-cell>
          <table:table-cell table:style-name="Table4.A2" office:value-type="string">
            <text:p text:style-name="P36">35</text:p>
          </table:table-cell>
          <table:table-cell table:style-name="Table4.A2" office:value-type="string">
            <text:p text:style-name="P36">45</text:p>
          </table:table-cell>
          <table:table-cell table:style-name="Table4.A2" office:value-type="string">
            <text:p text:style-name="P36">44</text:p>
          </table:table-cell>
          <table:table-cell table:style-name="Table4.A2" office:value-type="string">
            <text:p text:style-name="P36">85</text:p>
          </table:table-cell>
          <table:table-cell table:style-name="Table4.F2" office:value-type="string">
            <text:p text:style-name="P34">Water</text:p>
          </table:table-cell>
        </table:table-row>
        <table:table-row>
          <table:table-cell table:style-name="Table4.A2" office:value-type="string">
            <text:p text:style-name="P23">Bulbasaur</text:p>
          </table:table-cell>
          <table:table-cell table:style-name="Table4.A2" office:value-type="string">
            <text:p text:style-name="P23">45</text:p>
          </table:table-cell>
          <table:table-cell table:style-name="Table4.A2" office:value-type="string">
            <text:p text:style-name="P23">49</text:p>
          </table:table-cell>
          <table:table-cell table:style-name="Table4.A2" office:value-type="string">
            <text:p text:style-name="P23">49</text:p>
          </table:table-cell>
          <table:table-cell table:style-name="Table4.A2" office:value-type="string">
            <text:p text:style-name="P23">45</text:p>
          </table:table-cell>
          <table:table-cell table:style-name="Table4.F2" office:value-type="string">
            <text:p text:style-name="P27">Grass</text:p>
          </table:table-cell>
        </table:table-row>
        <table:table-row>
          <table:table-cell table:style-name="Table4.A2" office:value-type="string">
            <text:p text:style-name="P37">Oddish</text:p>
          </table:table-cell>
          <table:table-cell table:style-name="Table4.A2" office:value-type="string">
            <text:p text:style-name="P37">45</text:p>
          </table:table-cell>
          <table:table-cell table:style-name="Table4.A2" office:value-type="string">
            <text:p text:style-name="P37">50</text:p>
          </table:table-cell>
          <table:table-cell table:style-name="Table4.A2" office:value-type="string">
            <text:p text:style-name="P37">55</text:p>
          </table:table-cell>
          <table:table-cell table:style-name="Table4.A2" office:value-type="string">
            <text:p text:style-name="P37">30</text:p>
          </table:table-cell>
          <table:table-cell table:style-name="Table4.F2" office:value-type="string">
            <text:p text:style-name="P28">Grass</text:p>
          </table:table-cell>
        </table:table-row>
        <table:table-row>
          <table:table-cell table:style-name="Table4.A2" office:value-type="string">
            <text:p text:style-name="P23">Pikachu</text:p>
          </table:table-cell>
          <table:table-cell table:style-name="Table4.A2" office:value-type="string">
            <text:p text:style-name="P23">35</text:p>
          </table:table-cell>
          <table:table-cell table:style-name="Table4.A2" office:value-type="string">
            <text:p text:style-name="P23">55</text:p>
          </table:table-cell>
          <table:table-cell table:style-name="Table4.A2" office:value-type="string">
            <text:p text:style-name="P23">30</text:p>
          </table:table-cell>
          <table:table-cell table:style-name="Table4.A2" office:value-type="string">
            <text:p text:style-name="P23">90</text:p>
          </table:table-cell>
          <table:table-cell table:style-name="Table4.F2" office:value-type="string">
            <text:p text:style-name="P29">Electric</text:p>
          </table:table-cell>
        </table:table-row>
        <table:table-row>
          <table:table-cell table:style-name="Table4.A2" office:value-type="string">
            <text:p text:style-name="P38">Magnemite</text:p>
          </table:table-cell>
          <table:table-cell table:style-name="Table4.A2" office:value-type="string">
            <text:p text:style-name="P38">25</text:p>
          </table:table-cell>
          <table:table-cell table:style-name="Table4.A2" office:value-type="string">
            <text:p text:style-name="P38">60</text:p>
          </table:table-cell>
          <table:table-cell table:style-name="Table4.A2" office:value-type="string">
            <text:p text:style-name="P38">70</text:p>
          </table:table-cell>
          <table:table-cell table:style-name="Table4.A2" office:value-type="string">
            <text:p text:style-name="P38">4<text:span text:style-name="T34">4</text:span></text:p>
          </table:table-cell>
          <table:table-cell table:style-name="Table4.F2" office:value-type="string">
            <text:p text:style-name="P30">Electric</text:p>
          </table:table-cell>
        </table:table-row>
        <table:table-row>
          <table:table-cell table:style-name="Table4.A2" office:value-type="string">
            <text:p text:style-name="P23">Rattata</text:p>
          </table:table-cell>
          <table:table-cell table:style-name="Table4.A2" office:value-type="string">
            <text:p text:style-name="P23">30</text:p>
          </table:table-cell>
          <table:table-cell table:style-name="Table4.A2" office:value-type="string">
            <text:p text:style-name="P23">56</text:p>
          </table:table-cell>
          <table:table-cell table:style-name="Table4.A2" office:value-type="string">
            <text:p text:style-name="P23">35</text:p>
          </table:table-cell>
          <table:table-cell table:style-name="Table4.A2" office:value-type="string">
            <text:p text:style-name="P23">72</text:p>
          </table:table-cell>
          <table:table-cell table:style-name="Table4.F2" office:value-type="string">
            <text:p text:style-name="P23">Normal</text:p>
          </table:table-cell>
        </table:table-row>
        <table:table-row>
          <table:table-cell table:style-name="Table4.A2" office:value-type="string">
            <text:p text:style-name="P39">Eevee</text:p>
          </table:table-cell>
          <table:table-cell table:style-name="Table4.A2" office:value-type="string">
            <text:p text:style-name="P40">45</text:p>
          </table:table-cell>
          <table:table-cell table:style-name="Table4.A2" office:value-type="string">
            <text:p text:style-name="P39">5<text:span text:style-name="T32">0</text:span></text:p>
          </table:table-cell>
          <table:table-cell table:style-name="Table4.A2" office:value-type="string">
            <text:p text:style-name="P82">47</text:p>
          </table:table-cell>
          <table:table-cell table:style-name="Table4.A2" office:value-type="string">
            <text:p text:style-name="P39">55</text:p>
          </table:table-cell>
          <table:table-cell table:style-name="Table4.F2" office:value-type="string">
            <text:p text:style-name="P41">Normal</text:p>
          </table:table-cell>
        </table:table-row>
        <table:table-row>
          <table:table-cell table:style-name="Table4.A2" office:value-type="string">
            <text:p text:style-name="P23">Geodude</text:p>
          </table:table-cell>
          <table:table-cell table:style-name="Table4.A2" office:value-type="string">
            <text:p text:style-name="P23">40</text:p>
          </table:table-cell>
          <table:table-cell table:style-name="Table4.A2" office:value-type="string">
            <text:p text:style-name="P23">60</text:p>
          </table:table-cell>
          <table:table-cell table:style-name="Table4.A2" office:value-type="string">
            <text:p text:style-name="P23">70</text:p>
          </table:table-cell>
          <table:table-cell table:style-name="Table4.A2" office:value-type="string">
            <text:p text:style-name="P23">20</text:p>
          </table:table-cell>
          <table:table-cell table:style-name="Table4.F2" office:value-type="string">
            <text:p text:style-name="P31">Rock</text:p>
          </table:table-cell>
        </table:table-row>
        <table:table-row>
          <table:table-cell table:style-name="Table4.A2" office:value-type="string">
            <text:p text:style-name="P42">Omanyte</text:p>
          </table:table-cell>
          <table:table-cell table:style-name="Table4.A2" office:value-type="string">
            <text:p text:style-name="P42">35</text:p>
          </table:table-cell>
          <table:table-cell table:style-name="Table4.A2" office:value-type="string">
            <text:p text:style-name="P42">40</text:p>
          </table:table-cell>
          <table:table-cell table:style-name="Table4.A2" office:value-type="string">
            <text:p text:style-name="P42"><text:span text:style-name="T33">9</text:span>0</text:p>
          </table:table-cell>
          <table:table-cell table:style-name="Table4.A2" office:value-type="string">
            <text:p text:style-name="P42">35</text:p>
          </table:table-cell>
          <table:table-cell table:style-name="Table4.F2" office:value-type="string">
            <text:p text:style-name="P32">Rock</text:p>
          </table:table-cell>
        </table:table-row>
      </table:table>
      <text:p text:style-name="P44"/>
      <text:p text:style-name="P44"/>
      <text:p text:style-name="P6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48">Charmander</text:span> stats</text:p>
          </table:table-cell>
          <table:table-cell table:style-name="Table3.B1" office:value-type="string">
            <text:p text:style-name="P54">Charmander<text:span text:style-name="T1">'s</text:span> aanvallen:</text:p>
          </table:table-cell>
        </table:table-row>
        <table:table-row>
          <table:table-cell table:style-name="Table3.A2" office:value-type="string">
            <text:p text:style-name="P78">HP: 39</text:p>
            <text:p text:style-name="P78">Attack: 52</text:p>
            <text:p text:style-name="P78">Defen<text:span text:style-name="T31">s</text:span>e: 43</text:p>
            <text:p text:style-name="P78">Speed: 6<text:span text:style-name="T36">6</text:span></text:p>
          </table:table-cell>
          <table:table-cell table:style-name="Table3.B2" office:value-type="string">
            <text:p text:style-name="P56"><text:span text:style-name="T3">Scratch</text:span><text:tab/>Power: 40<text:tab/>Acc: 100%<text:tab/>PP: 35<text:tab/><text:tab/>Type: Normal</text:p>
            <text:p text:style-name="P56"><text:span text:style-name="T3">Ember</text:span><text:tab/><text:tab/>Power: <text:span text:style-name="T104">5</text:span>0<text:tab/>Acc: <text:span text:style-name="T104">95</text:span>%<text:tab/>PP: 25<text:tab/><text:tab/>Type: Fire</text:p>
            <text:p text:style-name="P56"><text:span text:style-name="T3">Slash</text:span><text:tab/><text:tab/>Power: <text:span text:style-name="T103">80</text:span><text:tab/>Acc: <text:span text:style-name="T60">8</text:span>0%<text:tab/>PP: <text:span text:style-name="T105">1</text:span>0<text:tab/><text:tab/>Type: Normal</text:p>
          </table:table-cell>
        </table:table-row>
      </table:table>
      <text:p text:style-name="P56"/>
      <text:p text:style-name="P5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T49">Vulpix</text:span> stats</text:p>
          </table:table-cell>
          <table:table-cell table:style-name="Table5.B1" office:value-type="string">
            <text:p text:style-name="P55"><text:span text:style-name="T36">Vulpix'</text:span> aanvallen:</text:p>
          </table:table-cell>
        </table:table-row>
        <table:table-row>
          <table:table-cell table:style-name="Table5.A2" office:value-type="string">
            <text:p text:style-name="P79">HP: <text:span text:style-name="T36">43</text:span></text:p>
            <text:p text:style-name="P79">Attack: <text:span text:style-name="T36">48</text:span></text:p>
            <text:p text:style-name="P79">Defen<text:span text:style-name="T31">s</text:span>e: <text:span text:style-name="T36">38</text:span></text:p>
            <text:p text:style-name="P79">Speed: 65</text:p>
          </table:table-cell>
          <table:table-cell table:style-name="Table5.B2" office:value-type="string">
            <text:p text:style-name="P57"><text:span text:style-name="T5">Quick Attack</text:span><text:tab/>Power: 40<text:tab/>Acc: 100%<text:tab/>PP: 35<text:tab/><text:tab/>Type: Normal</text:p>
            <text:p text:style-name="P57"><text:span text:style-name="T5">Fire spin</text:span><text:tab/>Power: <text:span text:style-name="T40">5</text:span>0<text:tab/>Acc: <text:span text:style-name="T39">9</text:span>0%<text:tab/>PP: <text:span text:style-name="T40">1</text:span>5<text:tab/><text:tab/>Type: Fire</text:p>
            <text:p text:style-name="P57"><text:span text:style-name="T4">Flamethrower</text:span><text:tab/>Power: <text:span text:style-name="T37">9</text:span>0<text:tab/>Acc: <text:span text:style-name="T38">70</text:span>%<text:tab/>PP: <text:span text:style-name="T37">5</text:span><text:tab/><text:tab/>Type: <text:span text:style-name="T40">Fire</text:span></text:p>
          </table:table-cell>
        </table:table-row>
      </table:table>
      <text:p text:style-name="P80"/>
      <text:p text:style-name="P4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50">Squirtle</text:span> stats</text:p>
          </table:table-cell>
          <table:table-cell table:style-name="Table6.B1" office:value-type="string">
            <text:p text:style-name="P13"><text:span text:style-name="T41">Squirtle's</text:span> aanvallen<text:span text:style-name="T1">: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HP<text:span text:style-name="T2">: </text:span>4<text:span text:style-name="T42">4</text:span></text:p>
            <text:p text:style-name="P59">Attack<text:span text:style-name="T2">:</text:span> 4<text:span text:style-name="T42">8</text:span></text:p>
            <text:p text:style-name="P59">Defen<text:span text:style-name="T31">s</text:span>e<text:span text:style-name="T2">:</text:span> <text:span text:style-name="T42">65</text:span></text:p>
            <text:p text:style-name="P59">Speed<text:span text:style-name="T2">: </text:span>4<text:span text:style-name="T42">3</text:span></text:p>
          </table:table-cell>
          <table:table-cell table:style-name="Table7.B1" office:value-type="string">
            <text:p text:style-name="P69"><text:span text:style-name="T3">Tackle </text:span><text:tab/><text:tab/>Power: 40<text:tab/>Acc: 100%<text:tab/>PP: 3<text:span text:style-name="T109">0</text:span><text:tab/><text:tab/>Type: Normal</text:p>
            <text:p text:style-name="P69"><text:span text:style-name="T6">Bubble </text:span><text:tab/>Power: 4<text:span text:style-name="T43">0</text:span><text:tab/>Acc: 100%<text:tab/>PP: 25<text:tab/><text:tab/>Type: <text:span text:style-name="T44">Water</text:span></text:p>
            <text:p text:style-name="P69"><text:span text:style-name="T7">Water Pulse</text:span><text:tab/>Power: <text:span text:style-name="T45">75</text:span><text:tab/>Acc: <text:span text:style-name="T61">90</text:span>%<text:tab/>PP: <text:span text:style-name="T46">10</text:span><text:tab/><text:tab/>Type: <text:span text:style-name="T47">Water</text:span></text:p>
          </table:table-cell>
        </table:table-row>
      </table:table>
      <text:p text:style-name="P69"/>
      <text:p text:style-name="P81"/>
      <text:p text:style-name="P4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<text:span text:style-name="T50">S</text:span><text:span text:style-name="T51">taryu</text:span> stats</text:p>
          </table:table-cell>
          <table:table-cell table:style-name="Table8.B1" office:value-type="string">
            <text:p text:style-name="P14"><text:span text:style-name="T52">Staryu's</text:span> aanvallen<text:span text:style-name="T1">: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0">HP<text:span text:style-name="T2">: 35</text:span></text:p>
            <text:p text:style-name="P60"><text:soft-page-break/>Attack<text:span text:style-name="T2">:</text:span> <text:span text:style-name="T52">44</text:span></text:p>
            <text:p text:style-name="P60">Defen<text:span text:style-name="T31">s</text:span>e<text:span text:style-name="T2">:</text:span> <text:span text:style-name="T52">45</text:span></text:p>
            <text:p text:style-name="P60">Speed<text:span text:style-name="T2">: 85</text:span></text:p>
          </table:table-cell>
          <table:table-cell table:style-name="Table9.B1" office:value-type="string">
            <text:p text:style-name="P70"><text:span text:style-name="T8">Swift</text:span><text:span text:style-name="T3"> </text:span><text:tab/><text:tab/>Power: <text:span text:style-name="T53">6</text:span>0<text:tab/>Acc: <text:span text:style-name="T59">90</text:span>%<text:tab/>PP: <text:span text:style-name="T55">20</text:span><text:tab/><text:tab/>Type: Normal</text:p>
            <text:p text:style-name="P70"><text:soft-page-break/><text:span text:style-name="T6">Bubble</text:span><text:span text:style-name="T9"> Beam</text:span><text:span text:style-name="T6"> </text:span><text:tab/>Power: <text:span text:style-name="T54">65</text:span><text:tab/>Acc: <text:span text:style-name="T58">9</text:span>0%<text:tab/>PP: <text:span text:style-name="T54">10</text:span><text:tab/><text:tab/>Type: <text:span text:style-name="T44">Water</text:span></text:p>
            <text:p text:style-name="P70"><text:span text:style-name="T10">Hydro Pump</text:span><text:tab/>Power: <text:span text:style-name="T56">10</text:span>0<text:tab/>Acc: <text:span text:style-name="T57">60</text:span>%<text:tab/>PP: <text:span text:style-name="T68">7</text:span><text:tab/><text:tab/>Type: <text:span text:style-name="T47">Water</text:span></text:p>
          </table:table-cell>
        </table:table-row>
      </table:table>
      <text:p text:style-name="P70"/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63">Bulbasaur</text:span> stats</text:p>
          </table:table-cell>
          <table:table-cell table:style-name="Table1.B1" office:value-type="string">
            <text:p text:style-name="P12">Bulbasaur<text:span text:style-name="T1">'s</text:span> aanvallen<text:span text:style-name="T1">: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8">HP<text:span text:style-name="T2">: </text:span>45</text:p>
            <text:p text:style-name="P58">Attack<text:span text:style-name="T2">:</text:span> 49</text:p>
            <text:p text:style-name="P58">Defen<text:span text:style-name="T31">s</text:span>e<text:span text:style-name="T2">:</text:span> 49</text:p>
            <text:p text:style-name="P58">Speed<text:span text:style-name="T2">: </text:span>45</text:p>
          </table:table-cell>
          <table:table-cell table:style-name="Table2.B1" office:value-type="string">
            <text:p text:style-name="P68"><text:span text:style-name="T3">Tackle </text:span><text:tab/><text:tab/>Power: 40<text:tab/>Acc: 100%<text:tab/>PP: 3<text:span text:style-name="T67">0</text:span><text:tab/><text:tab/>Type: Normal</text:p>
            <text:p text:style-name="P68"><text:span text:style-name="T3">Vine</text:span> <text:span text:style-name="T3">Whip</text:span><text:tab/>Power: 45<text:tab/>Acc: 100%<text:tab/>PP: 25<text:tab/><text:tab/>Type: Grass</text:p>
            <text:p text:style-name="P68"><text:span text:style-name="T3">Take</text:span> <text:span text:style-name="T3">Down</text:span><text:tab/>Power: 90<text:tab/>Acc: <text:span text:style-name="T62">7</text:span>5%<text:tab/>PP: <text:span text:style-name="T37">5</text:span><text:tab/><text:tab/>Type: Normal</text:p>
          </table:table-cell>
        </table:table-row>
      </table:table>
      <text:p text:style-name="P68"/>
      <text:p text:style-name="P4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<text:span text:style-name="T64">Oddish</text:span> stats</text:p>
          </table:table-cell>
          <table:table-cell table:style-name="Table10.B1" office:value-type="string">
            <text:p text:style-name="P15"><text:span text:style-name="T65">Oddish's</text:span> aanvallen<text:span text:style-name="T1">: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1">HP<text:span text:style-name="T2">: </text:span>45</text:p>
            <text:p text:style-name="P61">Attack<text:span text:style-name="T2">:</text:span> <text:span text:style-name="T66">50</text:span></text:p>
            <text:p text:style-name="P61">Defen<text:span text:style-name="T31">s</text:span>e<text:span text:style-name="T2">:</text:span> <text:span text:style-name="T66">55</text:span></text:p>
            <text:p text:style-name="P61">Speed<text:span text:style-name="T2">: 30</text:span></text:p>
          </table:table-cell>
          <table:table-cell table:style-name="Table11.B1" office:value-type="string">
            <text:p text:style-name="P71"><text:span text:style-name="T12">Headbutt</text:span><text:span text:style-name="T67"> <text:s text:c="2"/></text:span><text:tab/>Power: <text:span text:style-name="T67">5</text:span>0<text:tab/>Acc: 100%<text:tab/>PP: <text:span text:style-name="T67">2</text:span>5<text:tab/><text:tab/>Type: Normal</text:p>
            <text:p text:style-name="P71"><text:span text:style-name="T11">Razor leaf</text:span><text:tab/>Power: <text:span text:style-name="T69">6</text:span>5<text:tab/>Acc: <text:span text:style-name="T69">85</text:span>%<text:tab/>PP: <text:span text:style-name="T69">15</text:span><text:tab/><text:tab/>Type: Grass</text:p>
            <text:p text:style-name="P71"><text:span text:style-name="T13">Petal Dance</text:span><text:tab/>Power: <text:span text:style-name="T69">75</text:span><text:tab/>Acc: <text:span text:style-name="T69">80</text:span>%<text:tab/>PP: <text:span text:style-name="T69">15</text:span><text:tab/><text:tab/>Type: <text:span text:style-name="T69">Grass</text:span></text:p>
          </table:table-cell>
        </table:table-row>
      </table:table>
      <text:p text:style-name="P71"/>
      <text:p text:style-name="P4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<text:span text:style-name="T71">Pikachu</text:span> stats</text:p>
          </table:table-cell>
          <table:table-cell table:style-name="Table12.B1" office:value-type="string">
            <text:p text:style-name="P16"><text:span text:style-name="T70">Pikachu's</text:span> aanvallen<text:span text:style-name="T1">: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HP<text:span text:style-name="T2">: 3</text:span>5</text:p>
            <text:p text:style-name="P62">Attack<text:span text:style-name="T2">:</text:span> <text:span text:style-name="T66">55</text:span></text:p>
            <text:p text:style-name="P62">Defen<text:span text:style-name="T31">s</text:span>e<text:span text:style-name="T2">:</text:span> <text:span text:style-name="T70">30</text:span></text:p>
            <text:p text:style-name="P62">Speed<text:span text:style-name="T2">: 90</text:span></text:p>
          </table:table-cell>
          <table:table-cell table:style-name="Table13.B1" office:value-type="string">
            <text:p text:style-name="P72"><text:span text:style-name="T14">Thunder shock</text:span><text:span text:style-name="T70">P</text:span>ower: <text:span text:style-name="T70">45</text:span><text:tab/>Acc: 100%<text:tab/>PP: <text:span text:style-name="T67">2</text:span>5<text:tab/><text:tab/>Type: <text:span text:style-name="T70">Electric</text:span></text:p>
            <text:p text:style-name="P72"><text:span text:style-name="T14">Slam <text:s text:c="3"/></text:span><text:tab/>Power: <text:span text:style-name="T70">5</text:span>5<text:tab/>Acc: <text:span text:style-name="T70">95</text:span>%<text:tab/>PP: <text:span text:style-name="T70">20</text:span><text:tab/><text:tab/>Type: <text:span text:style-name="T70">Normal</text:span></text:p>
            <text:p text:style-name="P72"><text:span text:style-name="T14">Thunderbolt</text:span><text:tab/>Power: <text:span text:style-name="T70">85</text:span><text:tab/>Acc: <text:span text:style-name="T70">70</text:span>%<text:tab/>PP: <text:span text:style-name="T70">10</text:span><text:tab/><text:tab/>Type: <text:span text:style-name="T70">Electric</text:span></text:p>
          </table:table-cell>
        </table:table-row>
      </table:table>
      <text:p text:style-name="P72"/>
      <text:p text:style-name="P5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<text:span text:style-name="T72">Magnemite</text:span> stats</text:p>
          </table:table-cell>
          <table:table-cell table:style-name="Table14.B1" office:value-type="string">
            <text:p text:style-name="P17"><text:span text:style-name="T73">Magnemite's</text:span> aanvallen<text:span text:style-name="T1">: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3">HP<text:span text:style-name="T2">: 2</text:span>5</text:p>
            <text:p text:style-name="P63">Attack<text:span text:style-name="T2">:</text:span> <text:span text:style-name="T74">60</text:span></text:p>
            <text:p text:style-name="P63">Defen<text:span text:style-name="T31">s</text:span>e<text:span text:style-name="T2">:</text:span> <text:span text:style-name="T74">70</text:span></text:p>
            <text:p text:style-name="P63">Speed<text:span text:style-name="T2">: 44</text:span></text:p>
          </table:table-cell>
          <table:table-cell table:style-name="Table15.B1" office:value-type="string">
            <text:p text:style-name="P73"><text:span text:style-name="T15">Sonic Boom <text:s text:c="3"/></text:span><text:span text:style-name="T70">P</text:span>ower: <text:span text:style-name="T70">45</text:span><text:tab/>Acc: <text:span text:style-name="T78">95</text:span>%<text:tab/>PP: <text:span text:style-name="T67">2</text:span>5<text:tab/><text:tab/>Type: <text:span text:style-name="T77">Normal</text:span></text:p>
            <text:p text:style-name="P73"><text:span text:style-name="T17">Thunder Wave</text:span><text:tab/>Power: <text:span text:style-name="T76">50</text:span><text:tab/>Acc: <text:span text:style-name="T70">90</text:span>%<text:tab/>PP: <text:span text:style-name="T70">25</text:span><text:tab/><text:tab/>Type: <text:span text:style-name="T79">Electric</text:span></text:p>
            <text:p text:style-name="P73"><text:span text:style-name="T16">Flash Canon</text:span><text:tab/>Power: <text:span text:style-name="T75">100</text:span><text:tab/>Acc: <text:span text:style-name="T75">50</text:span>%<text:tab/>PP: <text:span text:style-name="T70">10</text:span><text:tab/><text:tab/>Type: <text:span text:style-name="T70">Electric</text:span></text:p>
          </table:table-cell>
        </table:table-row>
      </table:table>
      <text:p text:style-name="P73"/>
      <text:p text:style-name="P5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><text:span text:style-name="T80">Rattata </text:span>stats</text:p>
          </table:table-cell>
          <table:table-cell table:style-name="Table16.B1" office:value-type="string">
            <text:p text:style-name="P18"><text:span text:style-name="T80">Rattata's</text:span> aanvallen<text:span text:style-name="T1">: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4">HP<text:span text:style-name="T2">: 30</text:span></text:p>
            <text:p text:style-name="P64">Attack<text:span text:style-name="T2">:</text:span> <text:span text:style-name="T81">56</text:span></text:p>
            <text:p text:style-name="P64">Defen<text:span text:style-name="T31">s</text:span>e<text:span text:style-name="T2">:</text:span> <text:span text:style-name="T82">35</text:span></text:p>
            <text:p text:style-name="P64">Speed<text:span text:style-name="T2">: 72</text:span></text:p>
          </table:table-cell>
          <table:table-cell table:style-name="Table17.B1" office:value-type="string">
            <text:p text:style-name="P75"><text:span text:style-name="T3">Tackle </text:span><text:tab/><text:tab/>Power: 40<text:tab/>Acc: 100%<text:tab/>PP: 3<text:span text:style-name="T109">0</text:span><text:tab/><text:tab/>Type: Normal</text:p>
            <text:p text:style-name="P74"><text:span text:style-name="T22">Crunch</text:span><text:tab/>Power: <text:span text:style-name="T76">50</text:span><text:tab/>Acc: <text:span text:style-name="T70">95</text:span>%<text:tab/>PP: <text:span text:style-name="T70">25</text:span><text:tab/><text:tab/>Type:<text:span text:style-name="T87"> Normal</text:span></text:p>
            <text:p text:style-name="P74"><text:span text:style-name="T23">Double Edge</text:span><text:tab/>Power: <text:span text:style-name="T88">85</text:span><text:tab/>Acc: <text:span text:style-name="T90">65</text:span>%<text:tab/>PP: <text:span text:style-name="T70">15</text:span><text:tab/><text:tab/>Type: <text:span text:style-name="T89">Normal</text:span></text:p>
          </table:table-cell>
        </table:table-row>
      </table:table>
      <text:p text:style-name="P74"/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7"><text:span text:style-name="T80">Eevee </text:span>stats</text:p>
          </table:table-cell>
          <table:table-cell table:style-name="Table18.B1" office:value-type="string">
            <text:p text:style-name="P18"><text:span text:style-name="T80">Eevee's</text:span> aanvallen<text:span text:style-name="T1">:</text:span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HP<text:span text:style-name="T2">: 4</text:span>5</text:p>
            <text:p text:style-name="P64">Attack<text:span text:style-name="T2">:</text:span> <text:span text:style-name="T82">50</text:span></text:p>
            <text:p text:style-name="P64">Defen<text:span text:style-name="T31">s</text:span>e<text:span text:style-name="T2">:</text:span> <text:span text:style-name="T82">47</text:span></text:p>
            <text:p text:style-name="P64">Speed<text:span text:style-name="T2">: 55</text:span></text:p>
          </table:table-cell>
          <table:table-cell table:style-name="Table19.B1" office:value-type="string">
            <text:p text:style-name="P74"><text:span text:style-name="T18">Bite <text:s text:c="12"/></text:span><text:span text:style-name="T15"><text:s text:c="4"/></text:span><text:span text:style-name="T70">P</text:span>ower: <text:span text:style-name="T83">60</text:span><text:tab/>Acc: <text:span text:style-name="T85">95</text:span>%<text:tab/>PP: <text:span text:style-name="T67">2</text:span>5<text:tab/><text:tab/>Type: <text:span text:style-name="T77">Normal</text:span></text:p>
            <text:p text:style-name="P74"><text:span text:style-name="T19">Water </text:span><text:span text:style-name="T20">Canon</text:span><text:tab/>Power: <text:span text:style-name="T83">65</text:span><text:tab/>Acc: <text:span text:style-name="T70">90</text:span>%<text:tab/>PP: <text:span text:style-name="T70">20</text:span><text:tab/><text:tab/>Type: <text:span text:style-name="T84">Water</text:span></text:p>
            <text:p text:style-name="P74"><text:span text:style-name="T21">Flare <text:s text:c="3"/></text:span><text:tab/>Power: <text:span text:style-name="T83">65</text:span><text:tab/>Acc: <text:span text:style-name="T85">90</text:span>%<text:tab/>PP: <text:span text:style-name="T86">20</text:span><text:tab/><text:tab/>Type: <text:span text:style-name="T84">Fire</text:span></text:p>
          </table:table-cell>
        </table:table-row>
      </table:table>
      <text:p text:style-name="P74"/>
      <text:p text:style-name="P52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><text:span text:style-name="T96">Geodude</text:span><text:span text:style-name="T94"> </text:span>stats</text:p>
          </table:table-cell>
          <table:table-cell table:style-name="Table20.B1" office:value-type="string">
            <text:p text:style-name="P19"><text:span text:style-name="T91">Geodude's</text:span> aanvallen<text:span text:style-name="T1">:</text:span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5">HP<text:span text:style-name="T2">: 40</text:span></text:p>
            <text:p text:style-name="P65">Attack<text:span text:style-name="T2">:</text:span> <text:span text:style-name="T92">60</text:span></text:p>
            <text:p text:style-name="P65">Defen<text:span text:style-name="T31">s</text:span>e<text:span text:style-name="T2">:</text:span> <text:span text:style-name="T82">70</text:span></text:p>
            <text:p text:style-name="P65">Speed<text:span text:style-name="T2">: 20</text:span></text:p>
          </table:table-cell>
          <table:table-cell table:style-name="Table21.B1" office:value-type="string">
            <text:p text:style-name="P76"><text:span text:style-name="T24">Rock smash </text:span><text:span text:style-name="T15"><text:s text:c="4"/></text:span><text:span text:style-name="T70">P</text:span>ower: <text:span text:style-name="T97">45</text:span><text:tab/>Acc: <text:span text:style-name="T85">95</text:span>%<text:tab/>PP: <text:span text:style-name="T67">2</text:span>5<text:tab/><text:tab/>Type: <text:span text:style-name="T98">Rock</text:span></text:p>
            <text:p text:style-name="P76"><text:span text:style-name="T26">Brick break</text:span><text:tab/>Power: <text:span text:style-name="T99">75</text:span><text:tab/>Acc: <text:span text:style-name="T100">70</text:span>%<text:tab/>PP: <text:span text:style-name="T97">25</text:span><text:tab/><text:tab/>Type: <text:span text:style-name="T101">Rock</text:span></text:p>
            <text:p text:style-name="P76"><text:span text:style-name="T25">Rock slide</text:span><text:span text:style-name="T21"> <text:s text:c="2"/></text:span><text:tab/>Power: <text:span text:style-name="T97">85</text:span><text:tab/>Acc: <text:span text:style-name="T97">60</text:span>%<text:tab/>PP: <text:span text:style-name="T97">10</text:span><text:tab/><text:tab/>Type: <text:span text:style-name="T98">Rock</text:span></text:p>
          </table:table-cell>
        </table:table-row>
      </table:table>
      <text:p text:style-name="P76"/>
      <text:p text:style-name="P53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9"><text:span text:style-name="T95">Omanyte</text:span><text:span text:style-name="T93"> </text:span>stats</text:p>
          </table:table-cell>
          <table:table-cell table:style-name="Table22.B1" office:value-type="string">
            <text:p text:style-name="P20"><text:span text:style-name="T93">Omanyte's</text:span> aanvallen<text:span text:style-name="T1">:</text:span>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6">HP<text:span text:style-name="T2">: 35</text:span></text:p>
            <text:p text:style-name="P66">Attack<text:span text:style-name="T2">:</text:span> <text:span text:style-name="T93">40</text:span></text:p>
            <text:p text:style-name="P66">Defen<text:span text:style-name="T31">s</text:span>e<text:span text:style-name="T2">:</text:span> <text:span text:style-name="T93">90</text:span></text:p>
            <text:p text:style-name="P66">Speed<text:span text:style-name="T2">: 35</text:span></text:p>
          </table:table-cell>
          <table:table-cell table:style-name="Table23.B1" office:value-type="string">
            <text:p text:style-name="P77"><text:span text:style-name="T27">Stealth Rock</text:span><text:span text:style-name="T15"> <text:s/></text:span><text:span text:style-name="T27"><text:s/></text:span><text:span text:style-name="T15"><text:s/></text:span><text:span text:style-name="T70">P</text:span>ower: <text:span text:style-name="T102">50</text:span><text:tab/>Acc: <text:span text:style-name="T85">95</text:span>%<text:tab/>PP: <text:span text:style-name="T67">2</text:span>5<text:tab/><text:tab/>Type: <text:span text:style-name="T106">Rock</text:span></text:p>
            <text:p text:style-name="P77"><text:span text:style-name="T19">Water </text:span><text:span text:style-name="T28">Beam</text:span><text:tab/>Power: <text:span text:style-name="T102">50</text:span><text:tab/>Acc: <text:span text:style-name="T70">90</text:span>%<text:tab/>PP: <text:span text:style-name="T70">20</text:span><text:tab/><text:tab/>Type: <text:span text:style-name="T84">Water</text:span></text:p>
            <text:p text:style-name="P77"><text:span text:style-name="T29">Earthquake</text:span><text:span text:style-name="T21"> <text:s text:c="2"/></text:span><text:tab/>Power: <text:span text:style-name="T102">70</text:span><text:tab/>Acc: <text:span text:style-name="T85">90</text:span>%<text:tab/>PP: <text:span text:style-name="T108">10</text:span><text:tab/><text:tab/>Type: <text:span text:style-name="T107">Rock</text:span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1:54:37.352497867</meta:creation-date>
    <dc:date>2019-05-26T20:48:54.527107596</dc:date>
    <meta:editing-duration>PT19H28M8S</meta:editing-duration>
    <meta:editing-cycles>112</meta:editing-cycles>
    <meta:generator>LibreOffice/6.0.7.3$Linux_X86_64 LibreOffice_project/00m0$Build-3</meta:generator>
    <meta:document-statistic meta:table-count="23" meta:image-count="0" meta:object-count="0" meta:page-count="3" meta:paragraph-count="186" meta:word-count="567" meta:character-count="2926" meta:non-whitespace-character-count="2454"/>
  </office:meta>
</office:document-meta>
</file>